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3" style:family="table-row">
      <style:table-row-properties style:min-row-height="2.237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37515" officeooo:paragraph-rsid="00037515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d9586" officeooo:paragraph-rsid="000d9586"/>
    </style:style>
    <style:style style:name="P3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37515" officeooo:paragraph-rsid="00037515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37515" officeooo:paragraph-rsid="00037515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037515" officeooo:paragraph-rsid="00037515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037515" officeooo:paragraph-rsid="0003e056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037515" officeooo:paragraph-rsid="000e88ce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03e056" officeooo:paragraph-rsid="0003e056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03e056" officeooo:paragraph-rsid="0006f713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05daa5" officeooo:paragraph-rsid="0005daa5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0d9586" officeooo:paragraph-rsid="000d9586"/>
    </style:style>
    <style:style style:name="P12" style:family="paragraph" style:parent-style-name="Standard">
      <style:paragraph-properties fo:text-align="start" style:justify-single-word="false" fo:break-before="page"/>
      <style:text-properties style:font-name="Arial" style:text-underline-style="none" officeooo:rsid="000d9586" officeooo:paragraph-rsid="000d9586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0db4ef" officeooo:paragraph-rsid="000db4ef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officeooo:rsid="000e88ce" officeooo:paragraph-rsid="000e88ce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officeooo:rsid="000e88ce" officeooo:paragraph-rsid="000f6d2a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officeooo:rsid="000f6d2a" officeooo:paragraph-rsid="000f6d2a"/>
    </style:style>
    <style:style style:name="P17" style:family="paragraph" style:parent-style-name="Table_20_Contents">
      <style:paragraph-properties fo:text-align="center" style:justify-single-word="false"/>
      <style:text-properties style:font-name="Arial" officeooo:rsid="000d9586" officeooo:paragraph-rsid="000d9586"/>
    </style:style>
    <style:style style:name="P18" style:family="paragraph" style:parent-style-name="Table_20_Contents">
      <style:paragraph-properties fo:text-align="start" style:justify-single-word="false"/>
      <style:text-properties style:font-name="Arial" officeooo:rsid="000d9586" officeooo:paragraph-rsid="000d9586"/>
    </style:style>
    <style:style style:name="P19" style:family="paragraph" style:parent-style-name="Table_20_Contents">
      <style:paragraph-properties fo:text-align="start" style:justify-single-word="false"/>
      <style:text-properties style:font-name="Arial" officeooo:rsid="000e625d" officeooo:paragraph-rsid="000e625d"/>
    </style:style>
    <style:style style:name="P20" style:family="paragraph" style:parent-style-name="Table_20_Contents">
      <style:paragraph-properties fo:text-align="center" style:justify-single-word="false"/>
      <style:text-properties style:font-name="Arial" officeooo:rsid="000e88ce" officeooo:paragraph-rsid="000e88ce"/>
    </style:style>
    <style:style style:name="P21" style:family="paragraph" style:parent-style-name="Table_20_Contents">
      <style:paragraph-properties fo:text-align="start" style:justify-single-word="false"/>
      <style:text-properties style:font-name="Arial" officeooo:rsid="000f51dc" officeooo:paragraph-rsid="000f51dc"/>
    </style:style>
    <style:style style:name="P22" style:family="paragraph" style:parent-style-name="Table_20_Contents">
      <style:paragraph-properties fo:text-align="start" style:justify-single-word="false"/>
      <style:text-properties style:font-name="Arial" officeooo:rsid="000f6d2a" officeooo:paragraph-rsid="000f6d2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e88ce"/>
    </style:style>
    <style:style style:name="T3" style:family="text">
      <style:text-properties officeooo:rsid="0003e056"/>
    </style:style>
    <style:style style:name="T4" style:family="text">
      <style:text-properties officeooo:rsid="0006f713"/>
    </style:style>
    <style:style style:name="T5" style:family="text">
      <style:text-properties officeooo:rsid="00084f04"/>
    </style:style>
    <style:style style:name="T6" style:family="text">
      <style:text-properties officeooo:rsid="000d9586"/>
    </style:style>
    <style:style style:name="T7" style:family="text">
      <style:text-properties fo:language="en" fo:country="GB"/>
    </style:style>
    <style:style style:name="T8" style:family="text">
      <style:text-properties officeooo:rsid="000e88ce"/>
    </style:style>
    <style:style style:name="T9" style:family="text">
      <style:text-properties officeooo:rsid="000f51dc"/>
    </style:style>
    <style:style style:name="T10" style:family="text">
      <style:text-properties officeooo:rsid="000f6d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 objet </text:p>
      <text:p text:style-name="P1">TD n°1</text:p>
      <text:p text:style-name="P3"/>
      <text:p text:style-name="P4">Premiers objets</text:p>
      <text:p text:style-name="P4"/>
      <text:p text:style-name="P5">Exo1 : <text:span text:style-name="T1">Rectangle</text:span></text:p>
      <text:p text:style-name="P5"/>
      <text:p text:style-name="P5">1) Quels sont les caractéristiques d’un rectangle ?</text:p>
      <text:p text:style-name="P6">Hauteur (h) ,longueur (l), <text:span text:style-name="T3">position X (coin sup gauche) , position Y (coin sup gauche)</text:span></text:p>
      <text:p text:style-name="P5"/>
      <text:p text:style-name="P5"/>
      <text:p text:style-name="P5">2) Quelles opérations peut-on lui appliquer ?</text:p>
      <text:p text:style-name="P8">Sa surface : h*l</text:p>
      <text:p text:style-name="P8">Son périmètre : 2*h + 2*l</text:p>
      <text:p text:style-name="P8">Sa diagonale : <text:s/><text:span text:style-name="T5">sqrt(h²+l²)</text:span></text:p>
      <text:p text:style-name="P8">Sa distance : </text:p>
      <text:p text:style-name="P8">Translation : new Pos X csg = ancien Pos X csg + dx</text:p>
      <text:p text:style-name="P8"><text:tab/> <text:s text:c="9"/>new Pos Y csg = ancien Pos Y csg + dy</text:p>
      <text:p text:style-name="P8"/>
      <text:p text:style-name="P10">Repositionnement : <text:span text:style-name="T4">ancien Pos Y = new Pos X csg</text:span></text:p>
      <text:p text:style-name="P9"><text:tab/><text:tab/> <text:s text:c="8"/><text:span text:style-name="T4">ancien Pos Y = new Pos Y csg</text:span></text:p>
      <text:p text:style-name="P9"/>
      <text:p text:style-name="P13">Milieu : Coordonnée Xmilieu = Pos X csg + l/2</text:p>
      <text:p text:style-name="P13"><text:tab/>Coordonnée Ymilieu = Pos Y csg - h/2</text:p>
      <text:p text:style-name="P9"/>
      <text:p text:style-name="P9"/>
      <text:p text:style-name="P11">Représentation synthétique de l’objet rectangle en utilisant la notation (le formalisme) UML</text:p>
      <text:p text:style-name="P11"/>
      <text:p text:style-name="P2">UML =<text:span text:style-name="T7"> Unified Modelling Language</text:span></text:p>
      <text:p text:style-name="P1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7">Rectangle</text:p>
          </table:table-cell>
        </table:table-row>
        <table:table-row>
          <table:table-cell table:style-name="Tableau1.A2" office:value-type="string">
            <text:p text:style-name="P18">h : réel</text:p>
            <text:p text:style-name="P18">l : réel</text:p>
            <text:p text:style-name="P18">PosX csg : réel</text:p>
            <text:p text:style-name="P18">PosY csg : réel </text:p>
          </table:table-cell>
        </table:table-row>
        <table:table-row table:style-name="Tableau1.3">
          <table:table-cell table:style-name="Tableau1.A2" office:value-type="string">
            <text:p text:style-name="P18">Surface():réel</text:p>
            <text:p text:style-name="P18">périmètre():réel</text:p>
            <text:p text:style-name="P18">Translate(dx:réel , dy:réel) : vide/rien</text:p>
            <text:p text:style-name="P18">positionner(new Xcsg : réel , new Ycsg:réel) : vide/rien</text:p>
            <text:p text:style-name="P19">Milieu() :</text:p>
          </table:table-cell>
        </table:table-row>
      </table:table>
      <text:p text:style-name="P11"/>
      <text:p text:style-name="P12">E<text:span text:style-name="T8">xo 2 : </text:span><text:span text:style-name="T2">Cercle</text:span></text:p>
      <text:p text:style-name="P11"><text:span text:style-name="T2"/></text:p>
      <text:p text:style-name="P7"><text:span text:style-name="T8">1) Quels sont les caractéristiques d’un cercle?</text:span></text:p>
      <text:p text:style-name="P15">Rayon( r ) , <text:span text:style-name="T9">Pos X, Pos Y</text:span></text:p>
      <text:p text:style-name="P14"/>
      <text:p text:style-name="P14"/>
      <text:p text:style-name="P7">2) Quelles opérations peut-on lui appliquer ?</text:p>
      <text:p text:style-name="P14">Sa surface</text:p>
      <text:p text:style-name="P14">Son périmètre</text:p>
      <text:p text:style-name="P14">Centre</text:p>
      <text:p text:style-name="P16">Corde</text:p>
      <text:p text:style-name="P14">Diamètre</text:p>
      <text:p text:style-name="P14">Sa distance</text:p>
      <text:p text:style-name="P14">Sa translation</text:p>
      <text:p text:style-name="P1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0">Cercle</text:p>
          </table:table-cell>
        </table:table-row>
        <table:table-row>
          <table:table-cell table:style-name="Tableau2.A2" office:value-type="string">
            <text:p text:style-name="P21">Rayon réel</text:p>
            <text:p text:style-name="P21">Pos X : réel</text:p>
            <text:p text:style-name="P21">Pos Y : réel</text:p>
          </table:table-cell>
        </table:table-row>
        <table:table-row>
          <table:table-cell table:style-name="Tableau2.A2" office:value-type="string">
            <text:p text:style-name="P21">Surface():réel</text:p>
            <text:p text:style-name="P21">périmètre() : <text:span text:style-name="T10">réel</text:span></text:p>
            <text:p text:style-name="P22">Translate(<text:span text:style-name="T6">dx:réel , dy:réel) : vide/rien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4:14:08.206689920</meta:creation-date>
    <dc:date>2023-01-18T15:03:28.712518307</dc:date>
    <meta:editing-duration>PT49M13S</meta:editing-duration>
    <meta:editing-cycles>13</meta:editing-cycles>
    <meta:generator>LibreOffice/7.4.4.2$Linux_X86_64 LibreOffice_project/40$Build-2</meta:generator>
    <meta:document-statistic meta:table-count="2" meta:image-count="0" meta:object-count="0" meta:page-count="2" meta:paragraph-count="47" meta:word-count="227" meta:character-count="1205" meta:non-whitespace-character-count="1002"/>
  </office:meta>
</office:document-meta>
</file>